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Noto Mono" svg:font-family="'Noto Mono'" style:font-adornments="Bold" style:font-pitch="variable"/>
    <style:font-face style:name="Noto Sans" svg:font-family="'Noto Sans'" style:font-family-generic="swiss"/>
    <style:font-face style:name="Noto Serif" svg:font-family="'Noto Serif'" style:font-family-generic="roman"/>
    <style:font-face style:name="Noto Serif1" svg:font-family="'Noto Serif'" style:font-adornments="Condensed" style:font-family-generic="roman" style:font-pitch="variable"/>
    <style:font-face style:name="Noto Serif2" svg:font-family="'Noto Serif'" style:font-adornments="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List_20_Entry">
      <style:text-properties officeooo:rsid="0014cbab" officeooo:paragraph-rsid="0014cbab"/>
    </style:style>
    <style:style style:name="P2" style:family="paragraph" style:parent-style-name="Text_20_body" style:list-style-name="L1">
      <style:text-properties officeooo:rsid="0014cbab" officeooo:paragraph-rsid="0014cbab"/>
    </style:style>
    <style:style style:name="P3" style:family="paragraph" style:parent-style-name="Body_20_Text_20_First_20_Indent" style:list-style-name="L1">
      <style:text-properties officeooo:rsid="0014cbab" officeooo:paragraph-rsid="0014cbab"/>
    </style:style>
    <style:style style:name="P4" style:family="paragraph" style:parent-style-name="Text_20_body" style:list-style-name="L1">
      <style:text-properties officeooo:rsid="00198e94" officeooo:paragraph-rsid="00198e94"/>
    </style:style>
    <style:style style:name="P5" style:family="paragraph" style:parent-style-name="Text_20_body" style:list-style-name="L1">
      <style:text-properties officeooo:rsid="0018f10a" officeooo:paragraph-rsid="0018f10a"/>
    </style:style>
    <style:style style:name="P6" style:family="paragraph" style:parent-style-name="Body_20_Text_20_First_20_Indent">
      <style:text-properties officeooo:rsid="0018f10a" officeooo:paragraph-rsid="0018f10a"/>
    </style:style>
    <style:style style:name="T1" style:family="text">
      <style:text-properties fo:language="en" fo:country="US" officeooo:rsid="07fadf25"/>
    </style:style>
    <style:style style:name="T2" style:family="text">
      <style:text-properties fo:language="en" fo:country="US" officeooo:rsid="077f5d9d"/>
    </style:style>
    <style:style style:name="T3" style:family="text">
      <style:text-properties officeooo:rsid="00164858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 officeooo:rsid="0018f1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style </text:span><text:span text:style-name="T2">LibreOffice menu commands like: </text:span><text:span text:style-name="Menu-Shortcut"><text:span text:style-name="T2">File | Save</text:span></text:span><text:span text:style-name="T2">.</text:span><text:span text:style-name="Menu-Shortcut"><text:span text:style-name="T2"> </text:span></text:span></text:p>
      <text:p text:style-name="P1"><text:span text:style-name="Menu-Shortcut"><text:span text:style-name="T2"/></text:span></text:p>
      <text:h text:style-name="Heading_20_2" text:outline-level="2">Git commands:</text:h>
      <text:list text:style-name="L1">
        <text:list-item>
          <text:p text:style-name="P2"><text:span text:style-name="Menu-Shortcut">git status</text:span> — will show the status of the files in your repo.</text:p>
          <text:list>
            <text:list-item>
              <text:p text:style-name="P3">git add/rm &lt;file&gt;..." to update what will be committed)</text:p>
            </text:list-item>
            <text:list-item>
              <text:p text:style-name="P3">git restore &lt;file&gt;..." to discard changes in working directory)</text:p>
            </text:list-item>
            <text:list-item>
              <text:p text:style-name="P3">git add &lt;file&gt;..." to include in what will be committed)</text:p>
            </text:list-item>
          </text:list>
        </text:list-item>
        <text:list-item>
          <text:p text:style-name="P4"><text:span text:style-name="Menu-Shortcut">git tag newtag </text:span>— to add a tag</text:p>
        </text:list-item>
        <text:list-item>
          <text:p text:style-name="P2"><text:span text:style-name="Menu-Shortcut">git co</text:span><text:span text:style-name="Menu-Shortcut"><text:span text:style-name="T3">m</text:span></text:span><text:span text:style-name="Menu-Shortcut">mit --all -</text:span><text:span text:style-name="Menu-Shortcut"><text:span text:style-name="T4">m “comment”</text:span></text:span><text:span text:style-name="T4"> </text:span><text:span text:style-name="T5"><text:s/>–</text:span><text:span text:style-name="T4"> will commit all tracked files</text:span></text:p>
        </text:list-item>
        <text:list-item>
          <text:p text:style-name="P5"><text:span text:style-name="Menu-Shortcut"><text:span text:style-name="T4">git push</text:span></text:span><text:span text:style-name="T4"> — to push the changes to GitHub</text:span></text:p>
        </text:list-item>
      </text:list>
      <text:p text:style-name="P6"><text:span text:style-name="T4"/></text:p>
      <text:h text:style-name="Heading_20_2" text:outline-level="2">Git --help<text:span text:style-name="T6"/></text:h>
      <text:p text:style-name="P6"><text:span text:style-name="T4">usage: git [-v | --version] [-h | --help] [-C &lt;path&gt;] [-c &lt;name&gt;=&lt;value&gt;]</text:span></text:p>
      <text:p text:style-name="P6"><text:span text:style-name="T4"><text:s text:c="11"/>[--exec-path[=&lt;path&gt;]] [--html-path] [--man-path] [--info-path]</text:span></text:p>
      <text:p text:style-name="P6"><text:span text:style-name="T4"><text:s text:c="11"/>[-p | --paginate | -P | --no-pager] [--no-replace-objects] [--bare]</text:span></text:p>
      <text:p text:style-name="P6"><text:span text:style-name="T4"><text:s text:c="11"/>[--git-dir=&lt;path&gt;] [--work-tree=&lt;path&gt;] [--namespace=&lt;name&gt;]</text:span></text:p>
      <text:p text:style-name="P6"><text:span text:style-name="T4"><text:s text:c="11"/>[--super-prefix=&lt;path&gt;] [--config-env=&lt;name&gt;=&lt;envvar&gt;]</text:span></text:p>
      <text:p text:style-name="P6"><text:span text:style-name="T4"><text:s text:c="11"/>&lt;command&gt; [&lt;args&gt;]</text:span></text:p>
      <text:p text:style-name="P6"><text:span text:style-name="T4"/></text:p>
      <text:p text:style-name="P6"><text:span text:style-name="T4">These are common Git commands used in various situations:</text:span></text:p>
      <text:p text:style-name="P6"><text:span text:style-name="T4"/></text:p>
      <text:p text:style-name="P6"><text:span text:style-name="T4">start a working area (see also: git help tutorial)</text:span></text:p>
      <text:p text:style-name="P6"><text:span text:style-name="T4"><text:s text:c="3"/>clone <text:s text:c="4"/>Clone a repository into a new directory</text:span></text:p>
      <text:p text:style-name="P6"><text:span text:style-name="T4"><text:s text:c="3"/>init <text:s text:c="5"/>Create an empty Git repository or reinitialize an existing one</text:span></text:p>
      <text:p text:style-name="P6"><text:span text:style-name="T4"/></text:p>
      <text:p text:style-name="P6"><text:span text:style-name="T4">work on the current change (see also: git help everyday)</text:span></text:p>
      <text:p text:style-name="P6"><text:span text:style-name="T4"><text:s text:c="3"/>add <text:s text:c="6"/>Add file contents to the index</text:span></text:p>
      <text:p text:style-name="P6"><text:soft-page-break/><text:span text:style-name="T4"><text:s text:c="3"/>mv <text:s text:c="7"/>Move or rename a file, a directory, or a symlink</text:span></text:p>
      <text:p text:style-name="P6"><text:span text:style-name="T4"><text:s text:c="3"/>restore <text:s text:c="2"/>Restore working tree files</text:span></text:p>
      <text:p text:style-name="P6"><text:span text:style-name="T4"><text:s text:c="3"/>rm <text:s text:c="7"/>Remove files from the working tree and from the index</text:span></text:p>
      <text:p text:style-name="P6"><text:span text:style-name="T4"/></text:p>
      <text:p text:style-name="P6"><text:span text:style-name="T4">examine the history and state (see also: git help revisions)</text:span></text:p>
      <text:p text:style-name="P6"><text:span text:style-name="T4"><text:s text:c="3"/>bisect <text:s text:c="3"/>Use binary search to find the commit that introduced a bug</text:span></text:p>
      <text:p text:style-name="P6"><text:span text:style-name="T4"><text:s text:c="3"/>diff <text:s text:c="5"/>Show changes between commits, commit and working tree, etc</text:span></text:p>
      <text:p text:style-name="P6"><text:span text:style-name="T4"><text:s text:c="3"/>grep <text:s text:c="5"/>Print lines matching a pattern</text:span></text:p>
      <text:p text:style-name="P6"><text:span text:style-name="T4"><text:s text:c="3"/>log <text:s text:c="6"/>Show commit logs</text:span></text:p>
      <text:p text:style-name="P6"><text:span text:style-name="T4"><text:s text:c="3"/>show <text:s text:c="5"/>Show various types of objects</text:span></text:p>
      <text:p text:style-name="P6"><text:span text:style-name="T4"><text:s text:c="3"/>status <text:s text:c="3"/>Show the working tree status</text:span></text:p>
      <text:p text:style-name="P6"><text:span text:style-name="T4"/></text:p>
      <text:p text:style-name="P6"><text:span text:style-name="T4">grow, mark and tweak your common history</text:span></text:p>
      <text:p text:style-name="P6"><text:span text:style-name="T4"><text:s text:c="3"/>branch <text:s text:c="3"/>List, create, or delete branches</text:span></text:p>
      <text:p text:style-name="P6"><text:span text:style-name="T4"><text:s text:c="3"/>commit <text:s text:c="3"/>Record changes to the repository</text:span></text:p>
      <text:p text:style-name="P6"><text:span text:style-name="T4"><text:s text:c="3"/>merge <text:s text:c="4"/>Join two or more development histories together</text:span></text:p>
      <text:p text:style-name="P6"><text:span text:style-name="T4"><text:s text:c="3"/>rebase <text:s text:c="3"/>Reapply commits on top of another base tip</text:span></text:p>
      <text:p text:style-name="P6"><text:span text:style-name="T4"><text:s text:c="3"/>reset <text:s text:c="4"/>Reset current HEAD to the specified state</text:span></text:p>
      <text:p text:style-name="P6"><text:span text:style-name="T4"><text:s text:c="3"/>switch <text:s text:c="3"/>Switch branches</text:span></text:p>
      <text:p text:style-name="P6"><text:span text:style-name="T4"><text:s text:c="3"/>tag <text:s text:c="6"/>Create, list, delete or verify a tag object signed with GPG</text:span></text:p>
      <text:p text:style-name="P6"><text:span text:style-name="T4"/></text:p>
      <text:p text:style-name="P6"><text:span text:style-name="T4">collaborate (see also: git help workflows)</text:span></text:p>
      <text:p text:style-name="P6"><text:span text:style-name="T4"><text:s text:c="3"/>fetch <text:s text:c="4"/>Download objects and refs from another repository</text:span></text:p>
      <text:p text:style-name="P6"><text:span text:style-name="T4"><text:s text:c="3"/>pull <text:s text:c="5"/>Fetch from and integrate with another repository or a local branch</text:span></text:p>
      <text:p text:style-name="P6"><text:span text:style-name="T4"><text:s text:c="3"/>push <text:s text:c="5"/>Update remote refs along with associated objects</text:span></text:p>
      <text:p text:style-name="P6"><text:span text:style-name="T4"/></text:p>
      <text:p text:style-name="P6"><text:span text:style-name="T4">'git help -a' and 'git help -g' list available subcommands and some</text:span></text:p>
      <text:p text:style-name="P6"><text:span text:style-name="T4">concept guides. See 'git help &lt;command&gt;' or 'git help &lt;concept&gt;'</text:span></text:p>
      <text:p text:style-name="P6"><text:span text:style-name="T4">to read about a specific subcommand or concept.</text:span></text:p>
      <text:p text:style-name="P6"><text:soft-page-break/><text:span text:style-name="T4">See 'git help git' for an overview of the syste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Noto Mono" svg:font-family="'Noto Mono'" style:font-adornments="Bold" style:font-pitch="variable"/>
    <style:font-face style:name="Noto Sans" svg:font-family="'Noto Sans'" style:font-family-generic="swiss"/>
    <style:font-face style:name="Noto Serif" svg:font-family="'Noto Serif'" style:font-family-generic="roman"/>
    <style:font-face style:name="Noto Serif1" svg:font-family="'Noto Serif'" style:font-adornments="Condensed" style:font-family-generic="roman" style:font-pitch="variable"/>
    <style:font-face style:name="Noto Serif2" svg:font-family="'Noto Serif'" style:font-adornments="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Body_20_Text_20_First_20_Indent" style:class="text" style:master-page-name="">
      <style:paragraph-properties fo:margin-top="0.0598in" fo:margin-bottom="0.1in" style:contextual-spacing="false" fo:text-align="start" style:justify-single-word="false" fo:hyphenation-ladder-count="no-limit" fo:hyphenation-keep="auto" loext:hyphenation-keep-type="column" style:page-number="auto"/>
      <style:text-properties style:use-window-font-color="true" loext:opacity="0%" style:font-name="Noto Serif2" fo:font-family="'Noto Serif'" style:font-style-name="Regular" style:font-family-generic="roman" style:font-pitch="variable" fo:language="en" fo:country="US" style:font-name-complex="Noto Serif1" style:font-family-complex="'Noto Serif'" style:font-style-name-complex="Condensed" style:font-family-generic-complex="roman" style:font-pitch-complex="variable" fo:hyphenate="false" fo:hyphenation-remain-char-count="2" fo:hyphenation-push-char-count="2" loext:hyphenation-no-caps="tru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Body_20_Text_20_First_20_Indent" style:display-name="Body Text First Indent" style:family="paragraph" style:parent-style-name="Text_20_body" style:master-page-name="">
      <style:paragraph-properties fo:margin-left="0in" fo:margin-right="0in" fo:margin-top="0in" fo:margin-bottom="0.1in" style:contextual-spacing="false" fo:text-align="start" style:justify-single-word="false" fo:hyphenation-ladder-count="no-limit" fo:hyphenation-keep="auto" loext:hyphenation-keep-type="column" fo:text-indent="0in" style:auto-text-indent="false" style:page-number="auto"/>
      <style:text-properties fo:language="en" fo:country="US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true" loext:hyphenation-no-last-word="false" loext:hyphenation-word-char-count="no-limit" loext:hyphenation-zone="no-limit"/>
    </style:style>
    <style:style style:name="List_20_Entry" style:display-name="List Entry" style:family="paragraph" style:parent-style-name="Text_20_body">
      <style:paragraph-properties fo:margin-top="0.0201in" fo:margin-bottom="0.0402in" style:contextual-spacing="false"/>
      <style:text-properties fo:language="en" fo:country="US" officeooo:rsid="077f5d9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Menu-Shortcut" style:family="text">
      <style:text-properties style:font-name="Noto Mono" fo:font-family="'Noto Mono'" style:font-style-name="Bold" style:font-pitch="variable" fo:font-size="12pt" fo:font-weight="bold" style:font-weight-asian="bold" style:font-name-complex="Times New Roman" style:font-family-complex="'Times New Roman'" style:font-style-name-complex="Regular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4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6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6P0"/>
    </number:currency-style>
    <number:currency-style style:name="N13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7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8P0"/>
    </number:currency-style>
    <number:currency-style style:name="N140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4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40P0"/>
    </number:currency-style>
    <number:date-style style:name="N10129" number:language="en" number:country="US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now</meta:initial-creator>
    <meta:creation-date>2021-06-25T09:38:44.932921376</meta:creation-date>
    <dc:date>2025-01-27T09:49:01.598461164</dc:date>
    <dc:creator>David Snow</dc:creator>
    <meta:editing-duration>PT21M16S</meta:editing-duration>
    <meta:editing-cycles>5</meta:editing-cycles>
    <meta:generator>LibreOffice/24.8.4.2$MacOSX_AARCH64 LibreOffice_project/bb3cfa12c7b1bf994ecc5649a80400d06cd71002</meta:generator>
    <meta:document-statistic meta:table-count="0" meta:image-count="0" meta:object-count="0" meta:page-count="3" meta:paragraph-count="48" meta:word-count="402" meta:character-count="2564" meta:non-whitespace-character-count="2009"/>
  </office:meta>
</office:document-meta>
</file>